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teórico-práctica de la unidad (DHCP) (Real)</text:p>
          </table:table-cell>
          <table:table-cell office:value-type="string">
            <text:p>Tarea:UT1-AE2. DHCP. Prueba práctica (Real)</text:p>
          </table:table-cell>
          <table:table-cell office:value-type="string">
            <text:p>Cuestionario:UT1-AER1 Prueba teórico-práctica (DHCP). Recuperación (Real)</text:p>
          </table:table-cell>
          <table:table-cell office:value-type="string">
            <text:p>Cuestionario:UT1-AER2 Prueba teórico-práctica (DHCP). Recuperación 2 (Real)</text:p>
          </table:table-cell>
          <table:table-cell office:value-type="string">
            <text:p>Tarea:UT1-AER2 Prueba práctica. Recuperación (Real)</text:p>
          </table:table-cell>
          <table:table-cell office:value-type="string">
            <text:p>Tarea:UT1-AE1F. Prueba teórico-práctica. Calificación final (Real)</text:p>
          </table:table-cell>
          <table:table-cell office:value-type="string">
            <text:p>Tarea:UT1-AE2F. Prueba práctica. Calificación final (Real)</text:p>
          </table:table-cell>
          <table:table-cell office:value-type="string">
            <text:p>Cuestionario:UT2-AE1. DNS. Prueba teórica (Real)</text:p>
          </table:table-cell>
          <table:table-cell office:value-type="string">
            <text:p>Tarea:UT2-AE2. DNS. Prueba práctica (Real)</text:p>
          </table:table-cell>
          <table:table-cell office:value-type="string">
            <text:p>Cuestionario:UT2-AER1. Recuperación. DNS. Prueba teórica de la unidad (Real)</text:p>
          </table:table-cell>
          <table:table-cell office:value-type="string">
            <text:p>Tarea:UT2-AER2. Prueba práctica. Recuperación. DNS (Real)</text:p>
          </table:table-cell>
          <table:table-cell office:value-type="string">
            <text:p>Tarea:UT2-AER3. Prueba práctica. Recuperación 2. DNS (Real)</text:p>
          </table:table-cell>
          <table:table-cell office:value-type="string">
            <text:p>Tarea:UT2-AEF1. Prueba teórica. Calificación final (Real)</text:p>
          </table:table-cell>
          <table:table-cell office:value-type="string">
            <text:p>Tarea:UT2-AEF2. Prueba práctica. Calificación final (Real)</text:p>
          </table:table-cell>
          <table:table-cell office:value-type="string">
            <text:p>Tarea:UT3-AE1. Acceso servicios remotos en casa (Real)</text:p>
          </table:table-cell>
          <table:table-cell office:value-type="string">
            <text:p>Cuestionario:UT3-AE2. Prueba teórica. Servicios de acceso remoto (Real)</text:p>
          </table:table-cell>
          <table:table-cell office:value-type="string">
            <text:p>Tarea:UT3-AE1. Prueba práctica. Servicios de acceso remoto (Real)</text:p>
          </table:table-cell>
          <table:table-cell office:value-type="string">
            <text:p>Tarea:UT3-AER1. Recuperación. Prueba práctica. Servicios de acceso remoto (Real)</text:p>
          </table:table-cell>
          <table:table-cell office:value-type="string">
            <text:p>Tarea:UT3-AEF1. Servicios acceso remoto. Parte práctica. Calificación definitiva (Real)</text:p>
          </table:table-cell>
          <table:table-cell office:value-type="string">
            <text:p>pruebas eval 1 (Real)</text:p>
          </table:table-cell>
          <table:table-cell office:value-type="string">
            <text:p>Tarea:UT0-A1. Configuración inicial de equipo (Real)</text:p>
          </table:table-cell>
          <table:table-cell office:value-type="string">
            <text:p>Tarea:UT0-A2. Administración remota con ssh y wget (Real)</text:p>
          </table:table-cell>
          <table:table-cell office:value-type="string">
            <text:p>Tarea:UT0-A3. Repaso de redes (Real)</text:p>
          </table:table-cell>
          <table:table-cell office:value-type="string">
            <text:p>Tarea:UT0-A3. Herramienta dig (Real)</text:p>
          </table:table-cell>
          <table:table-cell office:value-type="string">
            <text:p>Tarea:UT0-A4. Instalación de Ubuntu Server (Real)</text:p>
          </table:table-cell>
          <table:table-cell office:value-type="string">
            <text:p>Tarea:UT1-A1. Características de DHCP (Real)</text:p>
          </table:table-cell>
          <table:table-cell office:value-type="string">
            <text:p>Tarea:UT1-A2. Servidor DHCP en Linux (Real)</text:p>
          </table:table-cell>
          <table:table-cell office:value-type="string">
            <text:p>Tarea:UT1-A3 Configuración de Ubuntu como enrutador y NAT (Real)</text:p>
          </table:table-cell>
          <table:table-cell office:value-type="string">
            <text:p>Tarea:UT1-A4 Servidor de DHCP en Windows Server (Real)</text:p>
          </table:table-cell>
          <table:table-cell office:value-type="string">
            <text:p>Tarea:UT1-A5 Configuración de Windows Server como enrutador (Real)</text:p>
          </table:table-cell>
          <table:table-cell office:value-type="string">
            <text:p>Tarea:UT1-AC1. DHCP Server en modo relé (Relay) (Real)</text:p>
          </table:table-cell>
          <table:table-cell office:value-type="string">
            <text:p>Tarea:UT2-A1. Características del servicio DNS (Real)</text:p>
          </table:table-cell>
          <table:table-cell office:value-type="string">
            <text:p>Tarea:UT2-A2 Servidor de DNS en linux (Real)</text:p>
          </table:table-cell>
          <table:table-cell office:value-type="string">
            <text:p>Tarea:UT2-A3 Delegacion de autoridad DNS en Linux (Real)</text:p>
          </table:table-cell>
          <table:table-cell office:value-type="string">
            <text:p>Tarea:UT2-A4 Servidor de DNS en Windows Server (Real)</text:p>
          </table:table-cell>
          <table:table-cell office:value-type="string">
            <text:p>Tarea:UT2-A5 Delegacion de autoridad DNS de Windows a Linux (Real)</text:p>
          </table:table-cell>
          <table:table-cell office:value-type="string">
            <text:p>Tarea:UT2-A6. Configuración de servidor de DNS secundario en Linux (Real)</text:p>
          </table:table-cell>
          <table:table-cell office:value-type="string">
            <text:p>Tarea:UT2-A7. Configuración de servidor de DNS sólo cache en Linux (Real)</text:p>
          </table:table-cell>
          <table:table-cell office:value-type="string">
            <text:p>Tarea:UT3-A2. Preguntas sobre acceso remoto (Real)</text:p>
          </table:table-cell>
          <table:table-cell office:value-type="string">
            <text:p>Tarea:UT3-A3. Túneles SSH (Real)</text:p>
          </table:table-cell>
          <table:table-cell office:value-type="string">
            <text:p>Tarea:UT3-A4. Práctica. Acceso seguro SSH sin contraseña (Real)</text:p>
          </table:table-cell>
          <table:table-cell office:value-type="string">
            <text:p>Tarea:UT3-A5. Escritorio remoto con X2GO (Real)</text:p>
          </table:table-cell>
          <table:table-cell office:value-type="string">
            <text:p>Tarea:UT3-AC1. Netcat (Real)</text:p>
          </table:table-cell>
          <table:table-cell office:value-type="string">
            <text:p>Tarea:UT3-AC2. Acceso remoto centralizado (Real)</text:p>
          </table:table-cell>
          <table:table-cell office:value-type="string">
            <text:p>tareas eval 1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Tarea:Wikicuaderno. 1º trimestre (Real)</text:p>
          </table:table-cell>
          <table:table-cell office:value-type="string">
            <text:p>Tarea:Participación comunidad G+. 1º trimestre (Real)</text:p>
          </table:table-cell>
          <table:table-cell office:value-type="string">
            <text:p>Base de datos:Seguimiento de errores en las actividades del módulo (primer trimestre) (Real)</text:p>
          </table:table-cell>
          <table:table-cell office:value-type="string">
            <text:p>Tarea:Positivos eval1 (Real)</text:p>
          </table:table-cell>
          <table:table-cell office:value-type="string">
            <text:p>Tarea:Negativos eval1 (Real)</text:p>
          </table:table-cell>
          <table:table-cell office:value-type="string">
            <text:p>act participacion eval 1 (Real)</text:p>
          </table:table-cell>
          <table:table-cell office:value-type="string">
            <text:p>Calificación 1 eval (Real)</text:p>
          </table:table-cell>
          <table:table-cell office:value-type="string">
            <text:p>Calificación-final-eval1 (Real)</text:p>
          </table:table-cell>
          <table:table-cell office:value-type="string">
            <text:p>Tarea:UT4-AE1. Prueba práctica. Servidores web (Real)</text:p>
          </table:table-cell>
          <table:table-cell office:value-type="string">
            <text:p>Tarea:UT4-AER1. Recuperación. Prueba práctica. Servidores web (Real)</text:p>
          </table:table-cell>
          <table:table-cell office:value-type="string">
            <text:p>Tarea:UT4-AER2. Recuperación 2. Prueba práctica. Servidores web (Real)</text:p>
          </table:table-cell>
          <table:table-cell office:value-type="string">
            <text:p>Tarea:UT4-AEF1. Prueba práctica. Calificación final (Real)</text:p>
          </table:table-cell>
          <table:table-cell office:value-type="string">
            <text:p>Tarea:UT5-AE1. Prueba práctica. FTP (Real)</text:p>
          </table:table-cell>
          <table:table-cell office:value-type="string">
            <text:p>Tarea:UT5-AER1. Recuperación. Prueba práctica. FTP (Real)</text:p>
          </table:table-cell>
          <table:table-cell office:value-type="string">
            <text:p>Tarea:UT5-AEF1. Prueba práctica. Calificación final (Real)</text:p>
          </table:table-cell>
          <table:table-cell office:value-type="string">
            <text:p>Cuestionario:UT6-AE3. Cuestionario. Características del correo electrónico (Real)</text:p>
          </table:table-cell>
          <table:table-cell office:value-type="string">
            <text:p>Cuestionario:UT6-AER3. Cuestionario. Características del correo electrónico. (Real)</text:p>
          </table:table-cell>
          <table:table-cell office:value-type="string">
            <text:p>Cuestionario:UT6-AE2R3. Cuestionario. Características del correo electrónico. (Real)</text:p>
          </table:table-cell>
          <table:table-cell office:value-type="string">
            <text:p>Tarea:UT6-AE1. Conceptos Correo. Calificación definitiva (Real)</text:p>
          </table:table-cell>
          <table:table-cell office:value-type="string">
            <text:p>Tarea:UT6-AE1. Correo. Prueba práctica (Real)</text:p>
          </table:table-cell>
          <table:table-cell office:value-type="string">
            <text:p>Tarea:UT6-AE3. Prueba práctica correo. Calificación definitiva (Real)</text:p>
          </table:table-cell>
          <table:table-cell office:value-type="string">
            <text:p>Tarea:UT6-AE2. Correo. Prueba teórico-práctica (Real)</text:p>
          </table:table-cell>
          <table:table-cell office:value-type="string">
            <text:p>Tarea:UT6-AER1. Correo. Prueba teórico-práctica (Real)</text:p>
          </table:table-cell>
          <table:table-cell office:value-type="string">
            <text:p>Tarea:UT6-AER2. Correo. Recuperación. Prueba teórico-práctica (Real)</text:p>
          </table:table-cell>
          <table:table-cell office:value-type="string">
            <text:p>Tarea:UT6-AE2. Prueba teórico-práctica correo. Calificación definitiva (Real)</text:p>
          </table:table-cell>
          <table:table-cell office:value-type="string">
            <text:p>pruebas eval 2 (Real)</text:p>
          </table:table-cell>
          <table:table-cell office:value-type="string">
            <text:p>Tarea:UT4-A1. WWW. Estructura, historia y estándares (Real)</text:p>
          </table:table-cell>
          <table:table-cell office:value-type="string">
            <text:p>Tarea:UT4-A2. Direcciones URL (Real)</text:p>
          </table:table-cell>
          <table:table-cell office:value-type="string">
            <text:p>Tarea:UT4-A2. Servidor web en Linux. Apache2 (Real)</text:p>
          </table:table-cell>
          <table:table-cell office:value-type="string">
            <text:p>Tarea:UT4-A3. Servidor web en Windows Server. IIS (Real)</text:p>
          </table:table-cell>
          <table:table-cell office:value-type="string">
            <text:p>Tarea:UT4-A4. Control de acceso a usuarios en Apache (Real)</text:p>
          </table:table-cell>
          <table:table-cell office:value-type="string">
            <text:p>Tarea:UT5-A1. Instalación del servidor de FTP vsftp (Real)</text:p>
          </table:table-cell>
          <table:table-cell office:value-type="string">
            <text:p>Tarea:UT5-A2. Clientes de FTP (Real)</text:p>
          </table:table-cell>
          <table:table-cell office:value-type="string">
            <text:p>Tarea:UT5-A3. Servidor FTP en Windows. Filezilla server (Real)</text:p>
          </table:table-cell>
          <table:table-cell office:value-type="string">
            <text:p>Tarea:UT5-AC1. Servidor FTP en Windows Server (Real)</text:p>
          </table:table-cell>
          <table:table-cell office:value-type="string">
            <text:p>Tarea:UT6-A6. Correo. Supuesto teórico-práctico (I) (Real)</text:p>
          </table:table-cell>
          <table:table-cell office:value-type="string">
            <text:p>Tarea:UT6-A9. Correo. Supuesto teórico-práctico (III) (Real)</text:p>
          </table:table-cell>
          <table:table-cell office:value-type="string">
            <text:p>Tarea:UT3-A1. Mapa conceptual sobre X-Windows (Real)</text:p>
          </table:table-cell>
          <table:table-cell office:value-type="string">
            <text:p>Tarea:UT6-A1 Caracterí­sticas del correo electrónico (Real)</text:p>
          </table:table-cell>
          <table:table-cell office:value-type="string">
            <text:p>Tarea:UT6-A2. Configuración de clientes de correo (Real)</text:p>
          </table:table-cell>
          <table:table-cell office:value-type="string">
            <text:p>Tarea:UT6-A3. Servidor de correo con postfix y dovecot (Real)</text:p>
          </table:table-cell>
          <table:table-cell office:value-type="string">
            <text:p>Tarea:UT6-A4. Servidor de correo con Zentyal (Real)</text:p>
          </table:table-cell>
          <table:table-cell office:value-type="string">
            <text:p>Tarea:UT6-A5. Webmail (Real)</text:p>
          </table:table-cell>
          <table:table-cell office:value-type="string">
            <text:p>Tarea:UT6-A8. Cuestiones conceptos servicio de correo electrónico (Real)</text:p>
          </table:table-cell>
          <table:table-cell office:value-type="string">
            <text:p>Tarea:UT6-A7. Correo. Supuesto teórico-práctico (II) (Real)</text:p>
          </table:table-cell>
          <table:table-cell office:value-type="string">
            <text:p>Tarea:UT4-A5. Alojamiento web en hosting gratuito (Real)</text:p>
          </table:table-cell>
          <table:table-cell office:value-type="string">
            <text:p>tareas eval 2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Base de datos:Seguimiento de errores en las actividades del módulo (segundo trimestre) (Real)</text:p>
          </table:table-cell>
          <table:table-cell office:value-type="string">
            <text:p>act participacion eval2 (Real)</text:p>
          </table:table-cell>
          <table:table-cell office:value-type="string">
            <text:p>cal-final-eval-2 (Real)</text:p>
          </table:table-cell>
          <table:table-cell office:value-type="string">
            <text:p>Total categoría (Real)</text:p>
          </table:table-cell>
          <table:table-cell office:value-type="string">
            <text:p>Calificación final (Real)</text:p>
          </table:table-cell>
          <table:table-cell office:value-type="string">
            <text:p>Total categoría (Real)</text:p>
          </table:table-cell>
          <table:table-cell office:value-type="string">
            <text:p>Cuestionario:UT1-AE1. Prueba teórico-práctica de la unidad (DHCP). 2014 (Real)</text:p>
          </table:table-cell>
          <table:table-cell office:value-type="string">
            <text:p>Cuestionario:UT1-AER1 Prueba teórico-práctica (DHCP). Recuperación. 2014 (Real)</text:p>
          </table:table-cell>
          <table:table-cell office:value-type="string">
            <text:p>Lista de verificación:UT2-A2. Servidor de DNS en Linux (Real)</text:p>
          </table:table-cell>
          <table:table-cell office:value-type="string">
            <text:p>Lista de verificación:UT2-A4. Servidor de DNS en Windows Server (Real)</text:p>
          </table:table-cell>
          <table:table-cell office:value-type="string">
            <text:p>Lista de verificación:UT2-A3. Delegación de autoridad en Linux (Real)</text:p>
          </table:table-cell>
          <table:table-cell office:value-type="string">
            <text:p>Lista de verificación:UT2-A5 Delegacion de autoridad DNS de Windows a Linux (Real)</text:p>
          </table:table-cell>
          <table:table-cell office:value-type="string">
            <text:p>Lista de verificación:UT2-A6. Servidor secudario en Linux (Real)</text:p>
          </table:table-cell>
          <table:table-cell office:value-type="string">
            <text:p>Lista de verificación:UT1-AE2. DNS. Prueba práctica (Real)</text:p>
          </table:table-cell>
          <table:table-cell office:value-type="string">
            <text:p>Lista de verificación:UT1-AER2. DNS. Recuperación. Prueba práctica (Real)</text:p>
          </table:table-cell>
          <table:table-cell office:value-type="string">
            <text:p>Lista de verificación:UT3-A3. Túneles ssh (Real)</text:p>
          </table:table-cell>
          <table:table-cell office:value-type="string">
            <text:p>Lista de verificación:UT3-A5. X2GO (Real)</text:p>
          </table:table-cell>
          <table:table-cell office:value-type="string">
            <text:p>Lista de verificación:UT3-AE1. Acceso servicios remotos en casa Tarea (Real)</text:p>
          </table:table-cell>
          <table:table-cell office:value-type="string">
            <text:p>Lista de verificación:UT3-AE1. Prueba práctica. Servicios de acceso remotos (Real)</text:p>
          </table:table-cell>
          <table:table-cell office:value-type="string">
            <text:p>Lista de verificación:UT3-AER1. Recuperación. Prueba práctica. Servicios de acceso remotos (Real)</text:p>
          </table:table-cell>
          <table:table-cell office:value-type="string">
            <text:p>Lista de verificación:UT4-A2. Servidor web en linux-apache2 (Real)</text:p>
          </table:table-cell>
          <table:table-cell office:value-type="string">
            <text:p>Tarea:UT2-AC1. Configuración de servidores secundarios (Real)</text:p>
          </table:table-cell>
          <table:table-cell office:value-type="string">
            <text:p>Tarea:UT7-A1. Redes inalámbricas. Conceptos (Real)</text:p>
          </table:table-cell>
          <table:table-cell office:value-type="string">
            <text:p>Tarea:UT7-A2. WLAN. Configuración de cliente (Real)</text:p>
          </table:table-cell>
          <table:table-cell office:value-type="string">
            <text:p>Tarea:Diario de sesiones. 1º trimestre (Real)</text:p>
          </table:table-cell>
          <table:table-cell office:value-type="string">
            <text:p>Tarea:UT1-A0 Esquema de red del aula (Real)</text:p>
          </table:table-cell>
          <table:table-cell office:value-type="string">
            <text:p>Tarea:IPv6-A1. Direccionamiento, comandos, túneles y servicios IPv6 (Real)</text:p>
          </table:table-cell>
          <table:table-cell office:value-type="string">
            <text:p>Cuestionario:UT6-AE1. Cuestionario. Características del correo electrónico. 2013-14 (Real)</text:p>
          </table:table-cell>
          <table:table-cell office:value-type="string">
            <text:p>Cuestionario:UT6-AER1. Cuestionario. Características del correo electrónico.2013-14 (Real)</text:p>
          </table:table-cell>
          <table:table-cell office:value-type="string">
            <text:p>Tarea:Diario de sesiones. 2º trimestre (Real)</text:p>
          </table:table-cell>
          <table:table-cell office:value-type="string">
            <text:p>Tarea:RecuperacionEval1-Prueba práctica (Real)</text:p>
          </table:table-cell>
          <table:table-cell office:value-type="string">
            <text:p>Tarea:Recuperacion2Eval1-Prueba práctica (Real)</text:p>
          </table:table-cell>
          <table:table-cell office:value-type="string">
            <text:p>Tarea:Negativos eval2 (Real)</text:p>
          </table:table-cell>
          <table:table-cell office:value-type="string">
            <text:p>Cuestionario:Recuperacion1ªEvaluación-Prueba teórica (Real)</text:p>
          </table:table-cell>
          <table:table-cell office:value-type="string">
            <text:p>Cuestionario:Recuperacion2Eval1-Prueba teórica (Real)</text:p>
          </table:table-cell>
          <table:table-cell office:value-type="string">
            <text:p>Tarea:Ejercicio 1. Introducción a las direcciones IP (Real)</text:p>
          </table:table-cell>
          <table:table-cell office:value-type="string">
            <text:p>Tarea:Ejercicio 2. Profundizando en las direcciones IP (Real)</text:p>
          </table:table-cell>
          <table:table-cell office:value-type="string">
            <text:p>Cuestionario:UT2-A8R. Recuperación. DNS. Prueba teórica de la unidad (Real)</text:p>
          </table:table-cell>
          <table:table-cell office:value-type="string">
            <text:p>Tarea:Seguimiento actitudes (Real)</text:p>
          </table:table-cell>
          <table:table-cell office:value-type="string">
            <text:p>Tarea:UT4-A6. Apache. Acceso seguro (Real)</text:p>
          </table:table-cell>
          <table:table-cell office:value-type="string">
            <text:p>Tarea:UT6-AC1. Instalación de Joomla sobre IIS (Real)</text:p>
          </table:table-cell>
          <table:table-cell office:value-type="string">
            <text:p>Tarea:UT5-AER3. Correo. Prueba práctica (Real)</text:p>
          </table:table-cell>
          <table:table-cell office:value-type="string">
            <text:p>Tarea:UT5-AER4. Correo. Prueba práctica (Real)</text:p>
          </table:table-cell>
          <table:table-cell office:value-type="string">
            <text:p>Cuestionario:UT7-AE1. Cuestionario. Conceptos proxy, cortafuegos (Real)</text:p>
          </table:table-cell>
          <table:table-cell office:value-type="string">
            <text:p>Tarea:UT7-A1. Tecnologías de acceso a Internet (Real)</text:p>
          </table:table-cell>
          <table:table-cell office:value-type="string">
            <text:p>Tarea:UT7-A2. Cortafuegos con shorewall (Real)</text:p>
          </table:table-cell>
          <table:table-cell office:value-type="string">
            <text:p>Tarea:UT7-A3. Cortafuegos con Zentyal (Real)</text:p>
          </table:table-cell>
          <table:table-cell office:value-type="string">
            <text:p>Tarea:UT7-A4. Conceptos. Proxy web (Real)</text:p>
          </table:table-cell>
          <table:table-cell office:value-type="string">
            <text:p>Tarea:UT7-A6. Proxy web con Zentyal (Real)</text:p>
          </table:table-cell>
          <table:table-cell office:value-type="string">
            <text:p>Tarea:UT7-A5. Shorewall. Supuesto teórico-práctico (Real)</text:p>
          </table:table-cell>
          <table:table-cell office:value-type="string">
            <text:p>Tarea:UT6-AER3. Correo. Prueba teórico-práctica (Real)</text:p>
          </table:table-cell>
          <table:table-cell office:value-type="string">
            <text:p>Tarea:UT6-AER4. Correo. Prueba teórico-práctica (Real)</text:p>
          </table:table-cell>
          <table:table-cell office:value-type="string">
            <text:p>Cuestionario:UT4-AE1. Cuestionario. El servicio web 2014 (Real)</text:p>
          </table:table-cell>
          <table:table-cell office:value-type="string">
            <text:p>Tarea:UT8. Proyecto final. Tecnologías de acceso inalámbricas. (Real)</text:p>
          </table:table-cell>
          <table:table-cell office:value-type="string">
            <text:p>Tarea:UT7-A3. Puntos de acceso WIFI. Modos de funcionamiento (Real)</text:p>
          </table:table-cell>
          <table:table-cell office:value-type="string">
            <text:p>Tarea:UT7-A4. Servidor RADIUS (Real)</text:p>
          </table:table-cell>
          <table:table-cell office:value-type="string">
            <text:p>Lista de verificación:UT1-A4,5 Servidor DHCP en Windows con enrutamiento y NAT (Real)</text:p>
          </table:table-cell>
          <table:table-cell office:value-type="string">
            <text:p>Lista de verificación:UT1-AE2 Servidor DHCP. Prueba práctica (Real)</text:p>
          </table:table-cell>
          <table:table-cell office:value-type="string">
            <text:p>Lista de verificación:UT1-AE2 Servidor DHCP. Recuperación. Prueba práctica (Real)</text:p>
          </table:table-cell>
          <table:table-cell office:value-type="string">
            <text:p>Lista de verificación:UT1-A2,3. Servidor de DHCP en Linux con enrutamiento y NAT (Real)</text:p>
          </table:table-cell>
          <table:table-cell office:value-type="string">
            <text:p>Total categoría (Real)</text:p>
          </table:table-cell>
          <table:table-cell office:value-type="string">
            <text:p>Lista de verificación:UT4-A3. Servidor web en Windows Server. IIS (Real)</text:p>
          </table:table-cell>
          <table:table-cell office:value-type="string">
            <text:p>Lista de verificación:UT4-A4. Control de acceso a usuarios en Apache (Real)</text:p>
          </table:table-cell>
          <table:table-cell office:value-type="string">
            <text:p>Lista de verificación:UT4-AE1. Prueba práctica. Servidores web (Real)</text:p>
          </table:table-cell>
          <table:table-cell office:value-type="string">
            <text:p>Lista de verificación:UT4-AER1. Recuperacion. Prueba práctica. Servidores web (Real)</text:p>
          </table:table-cell>
          <table:table-cell office:value-type="string">
            <text:p>Lista de verificación:UT5-A1. Servidor FTP en Linux (Real)</text:p>
          </table:table-cell>
          <table:table-cell office:value-type="string">
            <text:p>Lista de verificación:UT5-A3. Servidor FTP Windows (Real)</text:p>
          </table:table-cell>
          <table:table-cell office:value-type="string">
            <text:p>Lista de verificación:UT5-AE1. Prueba práctica FTP (Real)</text:p>
          </table:table-cell>
          <table:table-cell office:value-type="string">
            <text:p>Lista de verificación:UT5-AER1. Recuperación. Prueba práctica FTP (Real)</text:p>
          </table:table-cell>
          <table:table-cell office:value-type="string">
            <text:p>Lista de verificación:UT6-A3. Servidor de correo con postfix y dovecot (Real)</text:p>
          </table:table-cell>
          <table:table-cell office:value-type="string">
            <text:p>Lista de verificación:UT6-A4. Servidor de correo con Zentyal (Real)</text:p>
          </table:table-cell>
          <table:table-cell office:value-type="string">
            <text:p>Lista de verificación:UT7-A2. WLAN. Configuración de cliente (Real)</text:p>
          </table:table-cell>
          <table:table-cell office:value-type="string">
            <text:p>Total del curso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Mohamed Fadel</text:p>
          </table:table-cell>
          <table:table-cell office:value-type="string">
            <text:p>Abahazem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adeli.mfa@gmail.com</text:p>
          </table:table-cell>
          <table:table-cell office:value-type="float" office:value="6.45">
            <text:p>6.45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5">
            <text:p>6.45</text:p>
          </table:table-cell>
          <table:table-cell office:value-type="float" office:value="9.00">
            <text:p>9.00</text:p>
          </table:table-cell>
          <table:table-cell office:value-type="float" office:value="8.92">
            <text:p>8.92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1">
            <text:p>7.51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Cameron</text:p>
          </table:table-cell>
          <table:table-cell office:value-type="string">
            <text:p>Argez Horner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carghor@example.com</text:p>
          </table:table-cell>
          <table:table-cell office:value-type="float" office:value="5.03">
            <text:p>5.03</text:p>
          </table:table-cell>
          <table:table-cell office:value-type="float" office:value="6.00">
            <text:p>6.00</text:p>
          </table:table-cell>
          <table:table-cell office:value-type="float" office:value="5.28">
            <text:p>5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5.18">
            <text:p>5.18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8">
            <text:p>6.08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Ángel Acaymo</text:p>
          </table:table-cell>
          <table:table-cell office:value-type="string">
            <text:p>Cabrer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cabgar2@example.com</text:p>
          </table:table-cell>
          <table:table-cell office:value-type="float" office:value="4.72">
            <text:p>4.72</text:p>
          </table:table-cell>
          <table:table-cell office:value-type="float" office:value="7.00">
            <text:p>7.00</text:p>
          </table:table-cell>
          <table:table-cell office:value-type="float" office:value="5.56">
            <text:p>5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7.72">
            <text:p>7.72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María</text:p>
          </table:table-cell>
          <table:table-cell office:value-type="string">
            <text:p>Duarte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duagom@example.com</text:p>
          </table:table-cell>
          <table:table-cell office:value-type="float" office:value="3.23">
            <text:p>3.23</text:p>
          </table:table-cell>
          <table:table-cell office:value-type="float" office:value="0.00">
            <text:p>0.00</text:p>
          </table:table-cell>
          <table:table-cell office:value-type="float" office:value="4.72">
            <text:p>4.72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72">
            <text:p>4.72</text:p>
          </table:table-cell>
          <table:table-cell office:value-type="float" office:value="6.00">
            <text:p>6.00</text:p>
          </table:table-cell>
          <table:table-cell office:value-type="float" office:value="6.78">
            <text:p>6.78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7.78">
            <text:p>7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7">
            <text:p>6.57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José Francisco</text:p>
          </table:table-cell>
          <table:table-cell office:value-type="string">
            <text:p>Fernández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fergar@example.com</text:p>
          </table:table-cell>
          <table:table-cell office:value-type="float" office:value="6.08">
            <text:p>6.08</text:p>
          </table:table-cell>
          <table:table-cell office:value-type="float" office:value="9.50">
            <text:p>9.50</text:p>
          </table:table-cell>
          <table:table-cell office:value-type="float" office:value="8.22">
            <text:p>8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2">
            <text:p>7.22</text:p>
          </table:table-cell>
          <table:table-cell office:value-type="float" office:value="9.50">
            <text:p>9.50</text:p>
          </table:table-cell>
          <table:table-cell office:value-type="float" office:value="9.25">
            <text:p>9.25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6">
            <text:p>8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6">
            <text:p>8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6">
            <text:p>8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20">
            <text:p>8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8">
            <text:p>8.28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Garcés Sánch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garces0207@gmail.com</text:p>
          </table:table-cell>
          <table:table-cell office:value-type="float" office:value="8.17">
            <text:p>8.17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7">
            <text:p>8.17</text:p>
          </table:table-cell>
          <table:table-cell office:value-type="float" office:value="9.00">
            <text:p>9.00</text:p>
          </table:table-cell>
          <table:table-cell office:value-type="float" office:value="7.31">
            <text:p>7.31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9">
            <text:p>8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9">
            <text:p>8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9">
            <text:p>8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67">
            <text:p>7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3">
            <text:p>8.13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Pablo José</text:p>
          </table:table-cell>
          <table:table-cell office:value-type="string">
            <text:p>Garcí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pgargar@example.com</text:p>
          </table:table-cell>
          <table:table-cell office:value-type="float" office:value="3.35">
            <text:p>3.35</text:p>
          </table:table-cell>
          <table:table-cell office:value-type="float" office:value="5.00">
            <text:p>5.00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7">
            <text:p>5.67</text:p>
          </table:table-cell>
          <table:table-cell office:value-type="float" office:value="5.00">
            <text:p>5.00</text:p>
          </table:table-cell>
          <table:table-cell office:value-type="float" office:value="7.61">
            <text:p>7.61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4">
            <text:p>5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4">
            <text:p>5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4">
            <text:p>5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7">
            <text:p>5.67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an@iesharia.org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13">
            <text:p>7.13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26">
            <text:p>7.26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49">
            <text:p>7.49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17">
            <text:p>8.17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70">
            <text:p>7.70</text:p>
          </table:table-cell>
          <table:table-cell office:value-type="float" office:value="8.00">
            <text:p>8.00</text:p>
          </table:table-cell>
          <table:table-cell office:value-type="float" office:value="4.11">
            <text:p>4.1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71">
            <text:p>6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1">
            <text:p>5.41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Yeray</text:p>
          </table:table-cell>
          <table:table-cell office:value-type="string">
            <text:p>González Manceb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yerayejercicios@gmail.com</text:p>
          </table:table-cell>
          <table:table-cell office:value-type="float" office:value="6.90">
            <text:p>6.90</text:p>
          </table:table-cell>
          <table:table-cell office:value-type="float" office:value="9.50">
            <text:p>9.50</text:p>
          </table:table-cell>
          <table:table-cell office:value-type="float" office:value="8.17">
            <text:p>8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7">
            <text:p>7.17</text:p>
          </table:table-cell>
          <table:table-cell office:value-type="float" office:value="9.50">
            <text:p>9.50</text:p>
          </table:table-cell>
          <table:table-cell office:value-type="float" office:value="8.42">
            <text:p>8.42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4">
            <text:p>8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4">
            <text:p>8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4">
            <text:p>8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55">
            <text:p>7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4">
            <text:p>7.94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Ayose Daniel</text:p>
          </table:table-cell>
          <table:table-cell office:value-type="string">
            <text:p>Lao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oher@example.com</text:p>
          </table:table-cell>
          <table:table-cell office:value-type="float" office:value="4.01">
            <text:p>4.01</text:p>
          </table:table-cell>
          <table:table-cell office:value-type="float" office:value="7.00">
            <text:p>7.00</text:p>
          </table:table-cell>
          <table:table-cell office:value-type="float" office:value="7.11">
            <text:p>7.1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1">
            <text:p>6.11</text:p>
          </table:table-cell>
          <table:table-cell office:value-type="float" office:value="7.00">
            <text:p>7.00</text:p>
          </table:table-cell>
          <table:table-cell office:value-type="float" office:value="5.17">
            <text:p>5.17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43">
            <text:p>8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9">
            <text:p>7.49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Osvaldo José</text:p>
          </table:table-cell>
          <table:table-cell office:value-type="string">
            <text:p>Martínez Pere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uppfer232@gmail.com</text:p>
          </table:table-cell>
          <table:table-cell office:value-type="float" office:value="6.91">
            <text:p>6.91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1">
            <text:p>6.91</text:p>
          </table:table-cell>
          <table:table-cell office:value-type="float" office:value="8.50">
            <text:p>8.50</text:p>
          </table:table-cell>
          <table:table-cell office:value-type="float" office:value="8.97">
            <text:p>8.97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1">
            <text:p>7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1">
            <text:p>7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1">
            <text:p>7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56">
            <text:p>8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3">
            <text:p>8.13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Marcos</text:p>
          </table:table-cell>
          <table:table-cell office:value-type="string">
            <text:p>Martín Martín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marmar2@example.com</text:p>
          </table:table-cell>
          <table:table-cell office:value-type="float" office:value="4.50">
            <text:p>4.50</text:p>
          </table:table-cell>
          <table:table-cell office:value-type="float" office:value="7.50">
            <text:p>7.50</text:p>
          </table:table-cell>
          <table:table-cell office:value-type="float" office:value="4.67">
            <text:p>4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7">
            <text:p>4.67</text:p>
          </table:table-cell>
          <table:table-cell office:value-type="float" office:value="7.50">
            <text:p>7.50</text:p>
          </table:table-cell>
          <table:table-cell office:value-type="float" office:value="5.31">
            <text:p>5.31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13">
            <text:p>8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1">
            <text:p>7.11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José Ramón</text:p>
          </table:table-cell>
          <table:table-cell office:value-type="string">
            <text:p>Moral Roja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monmoralrojas@gmail.com</text:p>
          </table:table-cell>
          <table:table-cell office:value-type="float" office:value="4.10">
            <text:p>4.10</text:p>
          </table:table-cell>
          <table:table-cell office:value-type="float" office:value="4.00">
            <text:p>4.00</text:p>
          </table:table-cell>
          <table:table-cell office:value-type="float" office:value="5.83">
            <text:p>5.83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7.14">
            <text:p>7.14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Rodríguez Tej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anielinformaticaiesharia@gmail.com</text:p>
          </table:table-cell>
          <table:table-cell office:value-type="float" office:value="6.21">
            <text:p>6.21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1">
            <text:p>6.21</text:p>
          </table:table-cell>
          <table:table-cell office:value-type="float" office:value="9.60">
            <text:p>9.60</text:p>
          </table:table-cell>
          <table:table-cell office:value-type="float" office:value="5.85">
            <text:p>5.85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56">
            <text:p>8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3">
            <text:p>8.23</text:p>
          </table:table-cell>
          <table:table-cell office:value-type="string">
            <text:p>1510128980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Toledo Martín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toledo1999@gmail.com</text:p>
          </table:table-cell>
          <table:table-cell office:value-type="float" office:value="4.50">
            <text:p>4.50</text:p>
          </table:table-cell>
          <table:table-cell office:value-type="float" office:value="6.50">
            <text:p>6.50</text:p>
          </table:table-cell>
          <table:table-cell office:value-type="float" office:value="4.67">
            <text:p>4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50">
            <text:p>4.50</text:p>
          </table:table-cell>
          <table:table-cell office:value-type="float" office:value="6.50">
            <text:p>6.50</text:p>
          </table:table-cell>
          <table:table-cell office:value-type="float" office:value="4.64">
            <text:p>4.64</text:p>
          </table:table-cell>
          <table:table-cell office:value-type="float" office:value="6.00">
            <text:p>6.00</text:p>
          </table:table-cell>
          <table:table-cell office:value-type="float" office:value="3.25">
            <text:p>3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44">
            <text:p>7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7">
            <text:p>6.47</text:p>
          </table:table-cell>
          <table:table-cell office:value-type="string">
            <text:p>1510128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3.1+ (Build: 20170901)</meta:generator>
    <meta:initial-creator>Admin User</meta:initial-creator>
    <meta:creation-date>2017-11-08T08:16:20</meta:creation-date>
    <meta:document-statistic meta:table-count="1" meta:cell-count="0" meta:object-count="0"/>
  </office:meta>
</office:document-meta>
</file>